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Italic" style:font-family-generic="swiss" style:font-pitch="variable"/>
    <style:font-face style:name="Verdana1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81cm" svg:stroke-color="#d62e4e" draw:marker-start-width="0.4cm" draw:marker-end="Arrowheads_20_3" draw:marker-end-width="0.375cm" svg:stroke-linecap="butt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28cm" draw:marker-start="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1cm" fo:min-width="0.438cm"/>
      <style:paragraph-properties style:writing-mode="lr-tb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  <style:paragraph-properties style:writing-mode="lr-tb"/>
    </style:style>
    <style:style style:name="gr14" style:family="graphic">
      <style:graphic-properties style:writing-mode="lr-tb"/>
    </style:style>
    <style:style style:name="gr15" style:family="graphic" style:parent-style-name="standard">
      <style:graphic-properties svg:stroke-color="#000000" draw:fill-color="#000000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3" style:family="graphic" style:parent-style-name="standard">
      <style:graphic-properties draw:stroke="none" draw:fill="none" fo:min-height="0.358cm"/>
      <style:paragraph-properties style:writing-mode="lr-tb"/>
    </style:style>
    <style:style style:name="gr24" style:family="graphic" style:parent-style-name="objectwithoutfill">
      <style:graphic-properties svg:stroke-width="0.081cm" svg:stroke-color="#2a6099" draw:marker-start="" draw:marker-start-width="0.4cm" draw:marker-end="Arrowheads_20_3" draw:marker-end-width="0.37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dddddd"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40%"/>
      <style:paragraph-properties fo:text-align="center"/>
    </style:style>
    <style:style style:name="P4" style:family="paragraph">
      <loext:graphic-properties draw:fill="none" draw:fill-color="#ffffff"/>
      <style:text-properties style:font-name="Verdana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style:font-name="Verdan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0.16cm" svg:height="10.16cm" svg:x="6.0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measurelines" svg:width="10.168cm" svg:height="4.874cm" draw:transform="skewX (-3.7573119898958E-017) rotate (1.33063902172048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easurelines" svg:width="10.212cm" svg:height="7.658cm" draw:transform="skewX (-0.000349065850398789) rotate (-1.0471975511966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measurelines" svg:x1="11.16cm" svg:y1="16.24cm" svg:x2="11.16cm" svg:y2="20.939cm">
          <text:p/>
        </draw:line>
        <draw:line draw:style-name="gr8" draw:text-style-name="P2" draw:layer="measurelines" svg:x1="11.16cm" svg:y1="11.541cm" svg:x2="11.16cm" svg:y2="16.24cm">
          <text:p/>
        </draw:line>
        <draw:line draw:style-name="gr9" draw:text-style-name="P2" draw:layer="measurelines" svg:x1="14.589cm" svg:y1="14.843cm" svg:x2="7.477cm" svg:y2="17.637cm">
          <text:p/>
        </draw:line>
        <draw:line draw:style-name="gr10" draw:text-style-name="P2" draw:layer="measurelines" svg:x1="11.16cm" svg:y1="16.24cm" svg:x2="15.478cm" svg:y2="17.383cm">
          <text:p/>
        </draw:line>
        <draw:frame draw:style-name="gr11" draw:text-style-name="P4" draw:layer="measurelines" svg:width="0.938cm" svg:height="1.021cm" svg:x="12.735cm" svg:y="12.709cm">
          <draw:text-box>
            <text:p><text:span text:style-name="T1">u</text:span></text:p>
          </draw:text-box>
        </draw:frame>
        <draw:line draw:style-name="gr12" draw:text-style-name="P2" draw:layer="measurelines" svg:x1="12.838cm" svg:y1="13.065cm" svg:x2="12.838cm" svg:y2="13.573cm">
          <text:p/>
        </draw:line>
        <draw:polyline draw:style-name="gr12" draw:text-style-name="P2" draw:layer="measurelines" svg:width="0.126cm" svg:height="0.507cm" svg:x="13.446cm" svg:y="13.065cm" svg:viewBox="0 0 127 508" draw:points="0,0 127,254 0,508">
          <text:p/>
        </draw:polyline>
        <draw:polyline draw:style-name="gr12" draw:text-style-name="P2" draw:layer="layout" svg:width="0.126cm" svg:height="0.507cm" svg:x="13.447cm" svg:y="13.065cm" svg:viewBox="0 0 127 508" draw:points="0,0 127,254 0,508">
          <text:p/>
        </draw:polyline>
        <draw:line draw:style-name="gr12" draw:text-style-name="P2" draw:layer="layout" svg:x1="12.838cm" svg:y1="13.065cm" svg:x2="12.838cm" svg:y2="13.573cm">
          <text:p/>
        </draw:line>
        <draw:g>
          <draw:polyline draw:style-name="gr12" draw:text-style-name="P2" draw:layer="layout" svg:width="0.126cm" svg:height="0.507cm" svg:x="11.437cm" svg:y="10.849cm" svg:viewBox="0 0 127 508" draw:points="0,0 127,260 0,508">
            <text:p/>
          </draw:polyline>
          <draw:line draw:style-name="gr12" draw:text-style-name="P2" draw:layer="layout" svg:x1="11.005cm" svg:y1="10.849cm" svg:x2="11.005cm" svg:y2="11.357cm">
            <text:p/>
          </draw:line>
          <draw:frame draw:style-name="gr13" draw:text-style-name="P5" draw:layer="layout" svg:width="0.815cm" svg:height="0.882cm" svg:x="10.853cm" svg:y="10.649cm">
            <draw:text-box>
              <text:p><text:span text:style-name="T2">0</text:span></text:p>
            </draw:text-box>
          </draw:frame>
          <draw:frame draw:style-name="gr13" draw:text-style-name="P5" draw:layer="layout" svg:width="0.815cm" svg:height="0.882cm" svg:x="10.854cm" svg:y="10.649cm">
            <draw:text-box>
              <text:p><text:span text:style-name="T2">0</text:span></text:p>
            </draw:text-box>
          </draw:frame>
        </draw:g>
        <draw:g draw:style-name="gr14">
          <draw:line draw:style-name="gr12" draw:text-style-name="P2" draw:layer="layout" svg:x1="10.878cm" svg:y1="21.139cm" svg:x2="10.878cm" svg:y2="21.647cm">
            <text:p/>
          </draw:line>
          <draw:g>
            <draw:polyline draw:style-name="gr12" draw:text-style-name="P2" draw:layer="layout" svg:width="0.126cm" svg:height="0.507cm" svg:x="11.31cm" svg:y="21.139cm" svg:viewBox="0 0 127 508" draw:points="0,0 127,254 0,508">
              <text:p/>
            </draw:polyline>
            <draw:frame draw:style-name="gr13" draw:text-style-name="P5" draw:layer="layout" svg:width="0.815cm" svg:height="0.882cm" svg:x="10.726cm" svg:y="20.939cm">
              <draw:text-box>
                <text:p><text:span text:style-name="T2">1</text:span></text:p>
              </draw:text-box>
            </draw:frame>
          </draw:g>
        </draw:g>
        <draw:circle draw:style-name="gr15" draw:text-style-name="P6" draw:layer="layout" svg:width="0.254cm" svg:height="0.254cm" svg:x="11.008cm" svg:y="11.465cm">
          <text:p/>
        </draw:circle>
        <draw:circle draw:style-name="gr15" draw:text-style-name="P6" draw:layer="layout" svg:width="0.254cm" svg:height="0.254cm" svg:x="11.008cm" svg:y="20.812cm">
          <text:p/>
        </draw:circle>
        <draw:line draw:style-name="gr16" draw:text-style-name="P2" draw:layer="layout" svg:x1="11.16cm" svg:y1="16.24cm" svg:x2="11.16cm" svg:y2="20.939cm">
          <text:p/>
        </draw:line>
        <draw:line draw:style-name="gr17" draw:text-style-name="P2" draw:layer="layout" svg:x1="11.16cm" svg:y1="16.24cm" svg:x2="6.969cm" svg:y2="15.097cm">
          <text:p/>
        </draw:line>
        <draw:circle draw:style-name="gr15" draw:text-style-name="P6" draw:layer="layout" svg:width="0.254cm" svg:height="0.254cm" svg:x="14.589cm" svg:y="14.691cm">
          <text:p/>
        </draw:circle>
        <draw:circle draw:style-name="gr15" draw:text-style-name="P6" draw:layer="layout" svg:width="0.254cm" svg:height="0.254cm" svg:x="7.426cm" svg:y="17.51cm">
          <text:p/>
        </draw:circle>
        <draw:circle draw:style-name="gr15" draw:text-style-name="P6" draw:layer="layout" svg:width="0.254cm" svg:height="0.254cm" svg:x="15.275cm" svg:y="17.231cm">
          <text:p/>
        </draw:circle>
        <draw:circle draw:style-name="gr15" draw:text-style-name="P6" draw:layer="layout" svg:width="0.254cm" svg:height="0.254cm" svg:x="6.842cm" svg:y="15.021cm">
          <text:p/>
        </draw:circle>
        <draw:g>
          <draw:polyline draw:style-name="gr12" draw:text-style-name="P2" draw:layer="layout" svg:width="0.126cm" svg:height="0.507cm" svg:x="7.045cm" svg:y="17.583cm" svg:viewBox="0 0 127 508" draw:points="0,0 127,254 0,508">
            <text:p/>
          </draw:polyline>
          <draw:line draw:style-name="gr12" draw:text-style-name="P2" draw:layer="layout" svg:x1="6.613cm" svg:y1="17.583cm" svg:x2="6.613cm" svg:y2="18.091cm">
            <text:p/>
          </draw:line>
          <draw:frame draw:style-name="gr13" draw:text-style-name="P5" draw:layer="layout" svg:width="0.815cm" svg:height="0.882cm" svg:x="6.461cm" svg:y="17.383cm">
            <draw:text-box>
              <text:p><text:span text:style-name="T2">0</text:span></text:p>
            </draw:text-box>
          </draw:frame>
        </draw:g>
        <draw:g>
          <draw:polyline draw:style-name="gr12" draw:text-style-name="P2" draw:layer="layout" svg:width="0.126cm" svg:height="0.507cm" svg:x="12.834cm" svg:y="10.842cm" svg:viewBox="0 0 127 508" draw:points="0,0 127,254 0,508">
            <text:p/>
          </draw:polyline>
          <draw:line draw:style-name="gr12" draw:text-style-name="P2" draw:layer="layout" svg:x1="12.402cm" svg:y1="10.842cm" svg:x2="12.402cm" svg:y2="11.35cm">
            <text:p/>
          </draw:line>
          <draw:frame draw:style-name="gr13" draw:text-style-name="P5" draw:layer="layout" svg:width="0.815cm" svg:height="0.882cm" svg:x="12.25cm" svg:y="10.642cm">
            <draw:text-box>
              <text:p><text:span text:style-name="T2">0</text:span></text:p>
            </draw:text-box>
          </draw:frame>
        </draw:g>
        <draw:g>
          <draw:polyline draw:style-name="gr12" draw:text-style-name="P2" draw:layer="layout" svg:width="0.126cm" svg:height="0.507cm" svg:x="12.707cm" svg:y="21.119cm" svg:viewBox="0 0 127 508" draw:points="0,0 127,254 0,508">
            <text:p/>
          </draw:polyline>
          <draw:line draw:style-name="gr12" draw:text-style-name="P2" draw:layer="layout" svg:x1="12.275cm" svg:y1="21.119cm" svg:x2="12.275cm" svg:y2="21.627cm">
            <text:p/>
          </draw:line>
          <draw:frame draw:style-name="gr13" draw:text-style-name="P5" draw:layer="layout" svg:width="0.815cm" svg:height="0.882cm" svg:x="12.123cm" svg:y="20.919cm">
            <draw:text-box>
              <text:p><text:span text:style-name="T2">1</text:span></text:p>
            </draw:text-box>
          </draw:frame>
        </draw:g>
        <draw:g>
          <draw:polyline draw:style-name="gr12" draw:text-style-name="P2" draw:layer="layout" svg:width="0.126cm" svg:height="0.507cm" svg:x="16.189cm" svg:y="17.168cm" svg:viewBox="0 0 127 508" draw:points="0,0 127,254 0,508">
            <text:p/>
          </draw:polyline>
          <draw:line draw:style-name="gr12" draw:text-style-name="P2" draw:layer="layout" svg:x1="15.757cm" svg:y1="17.168cm" svg:x2="15.757cm" svg:y2="17.676cm">
            <text:p/>
          </draw:line>
          <draw:frame draw:style-name="gr18" draw:text-style-name="P5" draw:layer="layout" svg:width="0.853cm" svg:height="0.962cm" svg:x="15.605cm" svg:y="16.968cm">
            <draw:text-box>
              <text:p><text:span text:style-name="T2">0</text:span></text:p>
            </draw:text-box>
          </draw:frame>
          <draw:frame draw:style-name="gr19" draw:text-style-name="P7" draw:layer="layout" svg:width="0.735cm" svg:height="0.645cm" svg:x="16.089cm" svg:y="17.383cm">
            <draw:text-box>
              <text:p><text:span text:style-name="T3">Y</text:span></text:p>
            </draw:text-box>
          </draw:frame>
        </draw:g>
        <draw:g>
          <draw:polyline draw:style-name="gr12" draw:text-style-name="P2" draw:layer="layout" svg:width="0.126cm" svg:height="0.507cm" svg:x="6.865cm" svg:y="14.281cm" svg:viewBox="0 0 127 508" draw:points="0,0 127,254 0,508">
            <text:p/>
          </draw:polyline>
          <draw:line draw:style-name="gr12" draw:text-style-name="P2" draw:layer="layout" svg:x1="6.433cm" svg:y1="14.281cm" svg:x2="6.433cm" svg:y2="14.789cm">
            <text:p/>
          </draw:line>
          <draw:frame draw:style-name="gr13" draw:text-style-name="P5" draw:layer="layout" svg:width="0.815cm" svg:height="0.882cm" svg:x="6.281cm" svg:y="14.081cm">
            <draw:text-box>
              <text:p><text:span text:style-name="T2">1</text:span></text:p>
            </draw:text-box>
          </draw:frame>
        </draw:g>
        <draw:frame draw:style-name="gr20" draw:text-style-name="P7" draw:layer="layout" svg:width="0.735cm" svg:height="0.645cm" svg:x="6.869cm" svg:y="17.884cm">
          <draw:text-box>
            <text:p><text:span text:style-name="T3">X</text:span></text:p>
          </draw:text-box>
        </draw:frame>
        <draw:frame draw:style-name="gr19" draw:text-style-name="P7" draw:layer="layout" svg:width="0.735cm" svg:height="0.645cm" svg:x="15.321cm" svg:y="14.378cm">
          <draw:text-box>
            <text:p><text:span text:style-name="T3">X</text:span></text:p>
          </draw:text-box>
        </draw:frame>
        <draw:g>
          <draw:polyline draw:style-name="gr12" draw:text-style-name="P2" draw:layer="layout" svg:width="0.126cm" svg:height="0.507cm" svg:x="15.427cm" svg:y="14.161cm" svg:viewBox="0 0 127 508" draw:points="0,0 127,254 0,508">
            <text:p/>
          </draw:polyline>
          <draw:line draw:style-name="gr12" draw:text-style-name="P2" draw:layer="layout" svg:x1="14.995cm" svg:y1="14.161cm" svg:x2="14.995cm" svg:y2="14.669cm">
            <text:p/>
          </draw:line>
          <draw:frame draw:style-name="gr13" draw:text-style-name="P5" draw:layer="layout" svg:width="0.815cm" svg:height="0.882cm" svg:x="14.843cm" svg:y="13.961cm">
            <draw:text-box>
              <text:p><text:span text:style-name="T2">1</text:span></text:p>
            </draw:text-box>
          </draw:frame>
        </draw:g>
        <draw:frame draw:style-name="gr21" draw:text-style-name="P7" draw:layer="layout" svg:width="0.718cm" svg:height="0.645cm" svg:x="11.361cm" svg:y="11.023cm">
          <draw:text-box>
            <text:p><text:span text:style-name="T3">Z</text:span></text:p>
          </draw:text-box>
        </draw:frame>
        <draw:frame draw:style-name="gr21" draw:text-style-name="P7" draw:layer="layout" svg:width="0.718cm" svg:height="0.645cm" svg:x="11.187cm" svg:y="21.437cm">
          <draw:text-box>
            <text:p><text:span text:style-name="T3">Z</text:span></text:p>
          </draw:text-box>
        </draw:frame>
        <draw:frame draw:style-name="gr22" draw:text-style-name="P8" draw:layer="layout" svg:width="0.875cm" svg:height="0.962cm" svg:x="11.615cm" svg:y="10.642cm">
          <draw:text-box>
            <text:p>=</text:p>
          </draw:text-box>
        </draw:frame>
        <draw:frame draw:style-name="gr22" draw:text-style-name="P8" draw:layer="layout" svg:width="0.875cm" svg:height="0.962cm" svg:x="11.428cm" svg:y="20.866cm">
          <draw:text-box>
            <text:p>=</text:p>
          </draw:text-box>
        </draw:frame>
        <draw:frame draw:style-name="gr23" draw:text-style-name="P9" draw:layer="layout" svg:width="0.714cm" svg:height="0.608cm" svg:x="6.763cm" svg:y="14.489cm">
          <draw:text-box>
            <text:p><text:span text:style-name="T4">Y</text:span></text:p>
          </draw:text-box>
        </draw:frame>
        <draw:line draw:style-name="gr24" draw:text-style-name="P2" draw:layer="layout" svg:x1="11.129cm" svg:y1="16.24cm" svg:x2="11.16cm" svg:y2="11.66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Italic" style:font-family-generic="swiss" style:font-pitch="variable"/>
    <style:font-face style:name="Verdana1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Mas Solé</meta:initial-creator>
    <meta:creation-date>2018-03-14T11:24:43</meta:creation-date>
    <dc:date>2024-02-22T23:17:29.947031253</dc:date>
    <meta:editing-duration>PT5H6M45S</meta:editing-duration>
    <meta:editing-cycles>25</meta:editing-cycles>
    <meta:generator>LibreOffice/7.5.9.2$MacOSX_AARCH64 LibreOffice_project/cdeefe45c17511d326101eed8008ac4092f278a9</meta:generator>
    <meta:document-statistic meta:object-count="66"/>
  </office:meta>
</office:document-meta>
</file>